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730000014654BFAF1A.png" manifest:media-type="image/png"/>
  <manifest:file-entry manifest:full-path="Pictures/10000000000000820000001FF42A8D57.png" manifest:media-type="image/png"/>
  <manifest:file-entry manifest:full-path="Pictures/1000000000000195000001253A1A08EF.png" manifest:media-type="image/png"/>
  <manifest:file-entry manifest:full-path="Pictures/100000000000027100000117D9C4F2D7.png" manifest:media-type="image/png"/>
  <manifest:file-entry manifest:full-path="Pictures/10000000000000980000001A70CB8087.png" manifest:media-type="image/png"/>
  <manifest:file-entry manifest:full-path="Pictures/100000000000019E0000012E642B949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min-height="0.75cm" fo:min-width="15.5cm" fo:padding-top="0.225cm" fo:padding-bottom="0.225cm" fo:padding-left="0.35cm" fo:padding-right="0.3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953cm" svg:height="7.989cm" svg:x="4.247cm" svg:y="1.4cm">
          <draw:image xlink:href="Pictures/100000000000019E0000012E642B9490.png" xlink:type="simple" xlink:show="embed" xlink:actuate="onLoad">
            <text:p/>
          </draw:image>
        </draw:frame>
        <draw:frame draw:style-name="gr1" draw:text-style-name="P1" draw:layer="layout" svg:width="9.95cm" svg:height="1.7cm" svg:x="5.8cm" svg:y="12.6cm">
          <draw:image xlink:href="Pictures/10000000000000980000001A70CB8087.png" xlink:type="simple" xlink:show="embed" xlink:actuate="onLoad">
            <text:p/>
          </draw:image>
        </draw:frame>
        <draw:line draw:style-name="gr2" draw:text-style-name="P1" draw:layer="layout" svg:x1="12.1cm" svg:y1="9cm" svg:x2="6.4cm" svg:y2="12.6cm">
          <text:p/>
        </draw:line>
        <draw:frame draw:style-name="gr3" draw:layer="layout" svg:width="6.209cm" svg:height="0.962cm" draw:transform="rotate (0.583987167717303) translate (6.972cm 12.342cm)">
          <draw:text-box>
            <text:p>Save Button Clicked</text:p>
          </draw:text-box>
        </draw:frame>
        <draw:frame draw:style-name="gr1" draw:text-style-name="P1" draw:layer="layout" svg:width="16.535cm" svg:height="7.381cm" svg:x="2.165cm" svg:y="15.4cm">
          <draw:image xlink:href="Pictures/100000000000027100000117D9C4F2D7.png" xlink:type="simple" xlink:show="embed" xlink:actuate="onLoad">
            <text:p/>
          </draw:image>
        </draw:frame>
        <draw:custom-shape draw:style-name="gr4" draw:text-style-name="P1" draw:layer="layout" svg:width="16.2cm" svg:height="1.2cm" svg:x="2.3cm" svg:y="21.4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10.715cm" svg:height="7.751cm" svg:x="5.2cm" svg:y="1.249cm">
          <draw:image xlink:href="Pictures/1000000000000195000001253A1A08EF.png" xlink:type="simple" xlink:show="embed" xlink:actuate="onLoad">
            <text:p/>
          </draw:image>
        </draw:frame>
        <draw:frame draw:style-name="gr1" draw:text-style-name="P1" draw:layer="layout" svg:width="8.94cm" svg:height="2.129cm" svg:x="5.66cm" svg:y="11.671cm">
          <draw:image xlink:href="Pictures/10000000000000820000001FF42A8D57.png" xlink:type="simple" xlink:show="embed" xlink:actuate="onLoad">
            <text:p/>
          </draw:image>
        </draw:frame>
        <draw:line draw:style-name="gr2" draw:text-style-name="P1" draw:layer="layout" svg:x1="12.401cm" svg:y1="8.7cm" svg:x2="6.701cm" svg:y2="12.3cm">
          <text:p/>
        </draw:line>
        <draw:frame draw:style-name="gr3" draw:layer="layout" svg:width="6.209cm" svg:height="0.962cm" draw:transform="rotate (0.583987167717303) translate (7.273cm 12.042cm)">
          <draw:text-box>
            <text:p>Save Button Clicked</text:p>
          </draw:text-box>
        </draw:frame>
        <draw:frame draw:style-name="gr1" draw:text-style-name="P1" draw:layer="layout" svg:width="16.588cm" svg:height="8.624cm" svg:x="2.2cm" svg:y="14.976cm">
          <draw:image xlink:href="Pictures/10000000000002730000014654BFAF1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26T16:16:58.707000000</meta:creation-date>
    <dc:date>2015-02-26T16:23:57.099000000</dc:date>
    <meta:editing-duration>PT6M57S</meta:editing-duration>
    <meta:editing-cycles>2</meta:editing-cycles>
    <meta:generator>LibreOffice/4.3.2.2$Windows_x86 LibreOffice_project/edfb5295ba211bd31ad47d0bad0118690f76407d</meta:generator>
    <meta:document-statistic meta:object-count="11"/>
  </office:meta>
</office:document-meta>
</file>